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000000010D4909AD4AB56FE2C.gif" manifest:media-type="image/gif"/>
  <manifest:file-entry manifest:full-path="Pictures/100002000000001000000010743FD26FAA781848.gif" manifest:media-type="image/gif"/>
  <manifest:file-entry manifest:full-path="Pictures/100002000000001000000010E7688A3B0C31DC1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.0528in" table:align="center"/>
    </style:style>
    <style:style style:name="Table1.A" style:family="table-column">
      <style:table-column-properties style:column-width="1.0528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0951in" table:align="left"/>
    </style:style>
    <style:style style:name="Table2.A" style:family="table-column">
      <style:table-column-properties style:column-width="0.3729in"/>
    </style:style>
    <style:style style:name="Table2.B" style:family="table-column">
      <style:table-column-properties style:column-width="5.72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0528in" table:align="center"/>
    </style:style>
    <style:style style:name="Table3.A" style:family="table-column">
      <style:table-column-properties style:column-width="1.0528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0951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5.722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0528in" table:align="center"/>
    </style:style>
    <style:style style:name="Table5.A" style:family="table-column">
      <style:table-column-properties style:column-width="1.0528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3729in"/>
    </style:style>
    <style:style style:name="Table6.B" style:family="table-column">
      <style:table-column-properties style:column-width="6.552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0528in" table:align="center"/>
    </style:style>
    <style:style style:name="Table7.A" style:family="table-column">
      <style:table-column-properties style:column-width="1.0528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6.0951in" table:align="left"/>
    </style:style>
    <style:style style:name="Table8.A" style:family="table-column">
      <style:table-column-properties style:column-width="0.3729in"/>
    </style:style>
    <style:style style:name="Table8.B" style:family="table-column">
      <style:table-column-properties style:column-width="5.722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0528in" table:align="center"/>
    </style:style>
    <style:style style:name="Table9.A" style:family="table-column">
      <style:table-column-properties style:column-width="1.0528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6.0951in" table:align="left"/>
    </style:style>
    <style:style style:name="Table10.A" style:family="table-column">
      <style:table-column-properties style:column-width="0.3729in"/>
    </style:style>
    <style:style style:name="Table10.B" style:family="table-column">
      <style:table-column-properties style:column-width="5.72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0528in" table:align="center"/>
    </style:style>
    <style:style style:name="Table11.A" style:family="table-column">
      <style:table-column-properties style:column-width="1.0528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0.3729in"/>
    </style:style>
    <style:style style:name="Table12.B" style:family="table-column">
      <style:table-column-properties style:column-width="6.552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0528in" table:align="center"/>
    </style:style>
    <style:style style:name="Table13.A" style:family="table-column">
      <style:table-column-properties style:column-width="1.0528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0.975in" table:align="left"/>
    </style:style>
    <style:style style:name="Table14.A" style:family="table-column">
      <style:table-column-properties style:column-width="0.2368in"/>
    </style:style>
    <style:style style:name="Table14.B" style:family="table-column">
      <style:table-column-properties style:column-width="0.1958in"/>
    </style:style>
    <style:style style:name="Table14.C" style:family="table-column">
      <style:table-column-properties style:column-width="0.542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0528in" table:align="center"/>
    </style:style>
    <style:style style:name="Table15.A" style:family="table-column">
      <style:table-column-properties style:column-width="1.0528in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0.975in" table:align="left"/>
    </style:style>
    <style:style style:name="Table16.A" style:family="table-column">
      <style:table-column-properties style:column-width="0.2368in"/>
    </style:style>
    <style:style style:name="Table16.B" style:family="table-column">
      <style:table-column-properties style:column-width="0.1958in"/>
    </style:style>
    <style:style style:name="Table16.C" style:family="table-column">
      <style:table-column-properties style:column-width="0.542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0528in" table:align="center"/>
    </style:style>
    <style:style style:name="Table17.A" style:family="table-column">
      <style:table-column-properties style:column-width="1.0528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975in" table:align="left"/>
    </style:style>
    <style:style style:name="Table18.A" style:family="table-column">
      <style:table-column-properties style:column-width="0.2368in"/>
    </style:style>
    <style:style style:name="Table18.B" style:family="table-column">
      <style:table-column-properties style:column-width="0.1958in"/>
    </style:style>
    <style:style style:name="Table18.C" style:family="table-column">
      <style:table-column-properties style:column-width="0.5424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9813in" table:align="left"/>
    </style:style>
    <style:style style:name="Table19.A" style:family="table-column">
      <style:table-column-properties style:column-width="2.9813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0368in" table:align="left"/>
    </style:style>
    <style:style style:name="Table20.A" style:family="table-column">
      <style:table-column-properties style:column-width="0.0368in"/>
    </style:style>
    <style:style style:name="Table20.A1" style:family="table-cell">
      <style:table-cell-properties style:vertical-align="middl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size="2pt" style:font-size-asian="2pt" style:font-size-complex="2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Preformatted_20_Text">
      <style:paragraph-properties fo:text-align="start" style:justify-single-word="false"/>
    </style:style>
    <style:style style:name="P6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P7" style:family="paragraph">
      <style:paragraph-properties fo:text-align="star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dddddd" fo:margin-left="0in" fo:margin-right="0in" style:editable="false">
        <style:columns fo:column-count="1" fo:column-gap="0in"/>
        <style:background-image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tAtom969363_1078472" form:control-implementation="ooo:com.sun.star.form.component.RadioButton" xml:id="control1" form:id="control1" form:disabled="true" form:selected="true" form:value="39159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3_1078472" form:control-implementation="ooo:com.sun.star.form.component.RadioButton" xml:id="control2" form:id="control2" form:disabled="true" form:value="39159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3_1078472" form:control-implementation="ooo:com.sun.star.form.component.RadioButton" xml:id="control3" form:id="control3" form:disabled="true" form:value="39159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3_1078472" form:control-implementation="ooo:com.sun.star.form.component.RadioButton" xml:id="control4" form:id="control4" form:disabled="true" form:value="39159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3_1078472" form:control-implementation="ooo:com.sun.star.form.component.RadioButton" xml:id="control5" form:id="control5" form:disabled="true" form:value="39159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4_1078479" form:control-implementation="ooo:com.sun.star.form.component.RadioButton" xml:id="control6" form:id="control6" form:disabled="true" form:selected="true" form:value="39159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4_1078479" form:control-implementation="ooo:com.sun.star.form.component.RadioButton" xml:id="control7" form:id="control7" form:disabled="true" form:value="39159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4_1078479" form:control-implementation="ooo:com.sun.star.form.component.RadioButton" xml:id="control8" form:id="control8" form:disabled="true" form:value="39159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4_1078479" form:control-implementation="ooo:com.sun.star.form.component.RadioButton" xml:id="control9" form:id="control9" form:disabled="true" form:value="39159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4_1078479" form:control-implementation="ooo:com.sun.star.form.component.RadioButton" xml:id="control10" form:id="control10" form:disabled="true" form:value="39159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5_1082968" form:control-implementation="ooo:com.sun.star.form.component.RadioButton" xml:id="control11" form:id="control11" form:disabled="true" form:selected="true" form:value="39327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5_1082968" form:control-implementation="ooo:com.sun.star.form.component.RadioButton" xml:id="control12" form:id="control12" form:disabled="true" form:value="39327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5_1082968" form:control-implementation="ooo:com.sun.star.form.component.RadioButton" xml:id="control13" form:id="control13" form:disabled="true" form:value="39327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5_1082968" form:control-implementation="ooo:com.sun.star.form.component.RadioButton" xml:id="control14" form:id="control14" form:disabled="true" form:value="39327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6_1078482" form:control-implementation="ooo:com.sun.star.form.component.RadioButton" xml:id="control15" form:id="control15" form:disabled="true" form:selected="true" form:value="39159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6_1078482" form:control-implementation="ooo:com.sun.star.form.component.RadioButton" xml:id="control16" form:id="control16" form:disabled="true" form:value="39160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6_1078482" form:control-implementation="ooo:com.sun.star.form.component.RadioButton" xml:id="control17" form:id="control17" form:disabled="true" form:value="39160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6_1078482" form:control-implementation="ooo:com.sun.star.form.component.RadioButton" xml:id="control18" form:id="control18" form:disabled="true" form:value="39160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6_1078482" form:control-implementation="ooo:com.sun.star.form.component.RadioButton" xml:id="control19" form:id="control19" form:disabled="true" form:value="39160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7_1078500" form:control-implementation="ooo:com.sun.star.form.component.RadioButton" xml:id="control20" form:id="control20" form:disabled="true" form:value="39160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7_1078500" form:control-implementation="ooo:com.sun.star.form.component.RadioButton" xml:id="control21" form:id="control21" form:disabled="true" form:selected="true" form:value="39160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7_1078500" form:control-implementation="ooo:com.sun.star.form.component.RadioButton" xml:id="control22" form:id="control22" form:disabled="true" form:value="39160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7_1078500" form:control-implementation="ooo:com.sun.star.form.component.RadioButton" xml:id="control23" form:id="control23" form:disabled="true" form:value="39160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67_1078500" form:control-implementation="ooo:com.sun.star.form.component.RadioButton" xml:id="control24" form:id="control24" form:disabled="true" form:value="39160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88_1078506" form:control-implementation="ooo:com.sun.star.form.component.RadioButton" xml:id="control25" form:id="control25" form:disabled="true" form:value="39160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88_1078506" form:control-implementation="ooo:com.sun.star.form.component.RadioButton" xml:id="control26" form:id="control26" form:disabled="true" form:selected="true" form:value="39160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88_1078506" form:control-implementation="ooo:com.sun.star.form.component.RadioButton" xml:id="control27" form:id="control27" form:disabled="true" form:value="39160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9388_1078506" form:control-implementation="ooo:com.sun.star.form.component.RadioButton" xml:id="control28" form:id="control28" form:disabled="true" form:value="39160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2_1073985" form:control-implementation="ooo:com.sun.star.form.component.RadioButton" xml:id="control29" form:id="control29" form:disabled="true" form:value="39000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2_1073985" form:control-implementation="ooo:com.sun.star.form.component.RadioButton" xml:id="control30" form:id="control30" form:disabled="true" form:selected="true" form:value="39000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1_1073984" form:control-implementation="ooo:com.sun.star.form.component.RadioButton" xml:id="control31" form:id="control31" form:disabled="true" form:value="39000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1_1073984" form:control-implementation="ooo:com.sun.star.form.component.RadioButton" xml:id="control32" form:id="control32" form:disabled="true" form:selected="true" form:value="39000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3_1073986" form:control-implementation="ooo:com.sun.star.form.component.RadioButton" xml:id="control33" form:id="control33" form:current-selected="true" form:disabled="true" form:selected="true" form:value="39000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5943_1073986" form:control-implementation="ooo:com.sun.star.form.component.RadioButton" xml:id="control34" form:id="control34" form:disabled="true" form:value="39000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_page_title"/>Quiz Submissions - Quiz Algebraic Data Types</text:h>
      <text:section text:style-name="Sect1" text:name="d_page_header">
        <text:p text:style-name="Text_20_body"/>
      </text:section>
      <text:section text:style-name="Sect1" text:name="z_bo">
        <text:p text:style-name="Text_20_body"/>
      </text:section>
      <text:section text:style-name="Sect1" text:name="d_content_r_c1">
        <text:p text:style-name="Text_20_body"/>
        <text:section text:style-name="Sect1" text:name="d_content_r_c2">
          <text:p text:style-name="Text_20_body"/>
          <text:section text:style-name="Sect1" text:name="d_content_r">
            <text:p text:style-name="Text_20_body"/>
            <text:section text:style-name="Sect1" text:name="d_content_r_p">
              <text:h text:style-name="Heading_20_2" text:outline-level="2"><text:bookmark text:name="z_b"/>Cory Miljour (username: CMILJOUR)</text:h>
              <text:h text:style-name="Heading_20_2" text:outline-level="2">Attempt 1</text:h>
              <text:h text:style-name="Heading_20_2" text:outline-level="2">Submission View</text:h>
              <text:section text:style-name="Sect1" text:name="z_e">
                <text:p text:style-name="Text_20_body">Your quiz has been submitted successfully.</text:p>
              </text:section>
              <text:section text:style-name="Sect2" text:name="z_f">
                <table:table table:name="Table1" table:style-name="Table1">
                  <table:table-column table:style-name="Table1.A"/>
                  <table:table-row>
                    <table:table-cell table:style-name="Table1.A1" office:value-type="string">
                      <text:p text:style-name="Table_20_Contents"><text:span text:style-name="Strong_20_Emphasis">Question 1</text:span></text:p>
                    </table:table-cell>
                  </table:table-row>
                </table:table>
              </text:section>
              <text:p text:style-name="P1">What type (if any) does the following Scala expression have? </text:p>
              <text:p text:style-name="P6">List (None, Some (List (Some (1), None, Some (2))))</text:p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Contents"><draw:frame draw:style-name="fr2" draw:name="Image1" text:anchor-type="as-char" svg:width="0.1665in" svg:height="0.1665in" draw:z-index="37"><draw:image xlink:href="Pictures/100002000000001000000010D4909AD4AB56FE2C.gif" xlink:type="simple" xlink:show="embed" xlink:actuate="onLoad" loext:mime-type="image/gif"/><svg:title>Correct Response</svg:title></draw:frame><draw:control text:anchor-type="as-char" draw:z-index="0" draw:style-name="gr1" draw:text-style-name="P7" svg:width="0.1358in" svg:height="0.1358in" draw:control="control1"/></text:p>
                  </table:table-cell>
                  <table:table-cell table:style-name="Table2.A1" office:value-type="string">
                    <text:p text:style-name="Table_20_Contents">List[Option[List[Option[Int]]]]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1" draw:style-name="gr1" draw:text-style-name="P7" svg:width="0.1358in" svg:height="0.1358in" draw:control="control2"/></text:p>
                  </table:table-cell>
                  <table:table-cell table:style-name="Table2.A1" office:value-type="string">
                    <text:p text:style-name="Table_20_Contents">List[List[Option[Option[Int]]]]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2" draw:style-name="gr1" draw:text-style-name="P7" svg:width="0.1358in" svg:height="0.1358in" draw:control="control3"/></text:p>
                  </table:table-cell>
                  <table:table-cell table:style-name="Table2.A1" office:value-type="string">
                    <text:p text:style-name="Table_20_Contents">Option[List[Option[List[Int]]]]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3" draw:style-name="gr1" draw:text-style-name="P7" svg:width="0.1358in" svg:height="0.1358in" draw:control="control4"/></text:p>
                  </table:table-cell>
                  <table:table-cell table:style-name="Table2.A1" office:value-type="string">
                    <text:p text:style-name="Table_20_Contents">This expression does not typecheck, so is rejected by the compiler.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4" draw:style-name="gr1" draw:text-style-name="P7" svg:width="0.1358in" svg:height="0.1358in" draw:control="control5"/></text:p>
                  </table:table-cell>
                  <table:table-cell table:style-name="Table2.A1" office:value-type="string">
                    <text:p text:style-name="Table_20_Contents">List[Option[Option[List[Int]]]]</text:p>
                  </table:table-cell>
                </table:table-row>
              </table:table>
              <text:section text:style-name="Sect2" text:name="z_g">
                <table:table table:name="Table3" table:style-name="Table3">
                  <table:table-column table:style-name="Table3.A"/>
                  <table:table-row>
                    <table:table-cell table:style-name="Table3.A1" office:value-type="string">
                      <text:p text:style-name="Table_20_Contents"><text:span text:style-name="Strong_20_Emphasis">Question 2</text:span></text:p>
                    </table:table-cell>
                  </table:table-row>
                </table:table>
              </text:section>
              <text:p text:style-name="P1">Consider the following Scala function definitions: </text:p>
              <text:p text:style-name="P5">def f [X,Y] (a:Option[X], g:X=&gt;Y) : Option[Y] = {</text:p>
              <text:p text:style-name="P5"><text:s text:c="2"/>a match {</text:p>
              <text:p text:style-name="P5"><text:s text:c="4"/>case None <text:s text:c="4"/>=&gt; None</text:p>
              <text:p text:style-name="P5"><text:s text:c="4"/>case Some (x) =&gt; Some (g (x))</text:p>
              <text:p text:style-name="P5"><text:s text:c="2"/>}</text:p>
              <text:p text:style-name="P5">}</text:p>
              <text:p text:style-name="P5"/>
              <text:p text:style-name="P5">def index [X] (xs:List[X], n:Int) : Option[X] = {</text:p>
              <text:p text:style-name="P5"><text:s text:c="2"/>xs match {</text:p>
              <text:p text:style-name="P5"><text:s text:c="4"/>case Nil <text:s text:c="14"/>=&gt; None</text:p>
              <text:p text:style-name="P5"><text:s text:c="6"/>case y::ys if (n == 0) =&gt; Some (y)</text:p>
              <text:p text:style-name="P5"><text:s text:c="4"/>case _::ys <text:s text:c="12"/>=&gt; index (ys, n - 1)</text:p>
              <text:p text:style-name="P5"><text:s text:c="2"/>}</text:p>
              <text:p text:style-name="P6">}</text:p>
              <text:p text:style-name="P1">What is the output of running: </text:p>
              <text:p text:style-name="P6"><text:soft-page-break/>f (index (List (10, 11, 12), 1), (n:Int) =&gt; n * 2)</text:p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Contents"><draw:frame draw:style-name="fr2" draw:name="Image2" text:anchor-type="as-char" svg:width="0.1665in" svg:height="0.1665in" draw:z-index="38"><draw:image xlink:href="Pictures/100002000000001000000010D4909AD4AB56FE2C.gif" xlink:type="simple" xlink:show="embed" xlink:actuate="onLoad" loext:mime-type="image/gif"/><svg:title>Correct Response</svg:title></draw:frame><draw:control text:anchor-type="as-char" draw:z-index="5" draw:style-name="gr1" draw:text-style-name="P7" svg:width="0.1358in" svg:height="0.1358in" draw:control="control6"/></text:p>
                  </table:table-cell>
                  <table:table-cell table:style-name="Table4.A1" office:value-type="string">
                    <text:p text:style-name="Table_20_Contents">Some(22):Option[Int]</text:p>
                  </table:table-cell>
                </table:table-row>
                <table:table-row>
                  <table:table-cell table:style-name="Table4.A1" office:value-type="string">
                    <text:p text:style-name="Table_20_Contents"><draw:control text:anchor-type="as-char" draw:z-index="6" draw:style-name="gr1" draw:text-style-name="P7" svg:width="0.1358in" svg:height="0.1358in" draw:control="control7"/></text:p>
                  </table:table-cell>
                  <table:table-cell table:style-name="Table4.A1" office:value-type="string">
                    <text:p text:style-name="Table_20_Contents">Some(20):Option[Int]</text:p>
                  </table:table-cell>
                </table:table-row>
                <table:table-row>
                  <table:table-cell table:style-name="Table4.A1" office:value-type="string">
                    <text:p text:style-name="Table_20_Contents"><draw:control text:anchor-type="as-char" draw:z-index="7" draw:style-name="gr1" draw:text-style-name="P7" svg:width="0.1358in" svg:height="0.1358in" draw:control="control8"/></text:p>
                  </table:table-cell>
                  <table:table-cell table:style-name="Table4.A1" office:value-type="string">
                    <text:p text:style-name="Table_20_Contents">None:Option[Int]</text:p>
                  </table:table-cell>
                </table:table-row>
                <table:table-row>
                  <table:table-cell table:style-name="Table4.A1" office:value-type="string">
                    <text:p text:style-name="Table_20_Contents"><draw:control text:anchor-type="as-char" draw:z-index="8" draw:style-name="gr1" draw:text-style-name="P7" svg:width="0.1358in" svg:height="0.1358in" draw:control="control9"/></text:p>
                  </table:table-cell>
                  <table:table-cell table:style-name="Table4.A1" office:value-type="string">
                    <text:p text:style-name="Table_20_Contents">This expression does not typecheck, so is rejected by the compiler.</text:p>
                  </table:table-cell>
                </table:table-row>
                <table:table-row>
                  <table:table-cell table:style-name="Table4.A1" office:value-type="string">
                    <text:p text:style-name="Table_20_Contents"><draw:control text:anchor-type="as-char" draw:z-index="9" draw:style-name="gr1" draw:text-style-name="P7" svg:width="0.1358in" svg:height="0.1358in" draw:control="control10"/></text:p>
                  </table:table-cell>
                  <table:table-cell table:style-name="Table4.A1" office:value-type="string">
                    <text:p text:style-name="Table_20_Contents">List(20,22,24):List[Int]</text:p>
                  </table:table-cell>
                </table:table-row>
              </table:table>
              <text:section text:style-name="Sect2" text:name="z_h">
                <table:table table:name="Table5" table:style-name="Table5">
                  <table:table-column table:style-name="Table5.A"/>
                  <table:table-row>
                    <table:table-cell table:style-name="Table5.A1" office:value-type="string">
                      <text:p text:style-name="Table_20_Contents"><text:span text:style-name="Strong_20_Emphasis">Question 3</text:span></text:p>
                    </table:table-cell>
                  </table:table-row>
                </table:table>
              </text:section>
              <text:p text:style-name="P1">Consider the following Scala function definitions: </text:p>
              <text:p text:style-name="P5">def f [X,Y] (a:Option[X], g:X=&gt;Y) : Option[Y] = {</text:p>
              <text:p text:style-name="P5"><text:s text:c="2"/>a match {</text:p>
              <text:p text:style-name="P5"><text:s text:c="4"/>case None <text:s text:c="4"/>=&gt; None</text:p>
              <text:p text:style-name="P5"><text:s text:c="4"/>case Some (x) =&gt; Some (g (x))</text:p>
              <text:p text:style-name="P5"><text:s text:c="2"/>}</text:p>
              <text:p text:style-name="P5">}</text:p>
              <text:p text:style-name="P5"/>
              <text:p text:style-name="P5">def index [X] (xs:List[X], n:Int) : Option[X] = {</text:p>
              <text:p text:style-name="P5"><text:s text:c="2"/>xs match {</text:p>
              <text:p text:style-name="P5"><text:s text:c="4"/>case Nil <text:s text:c="14"/>=&gt; None</text:p>
              <text:p text:style-name="P5"><text:s text:c="6"/>case y::ys if (n == 0) =&gt; Some (y)</text:p>
              <text:p text:style-name="P5"><text:s text:c="4"/>case _::ys <text:s text:c="12"/>=&gt; index (ys, n - 1)</text:p>
              <text:p text:style-name="P5"><text:s text:c="2"/>}</text:p>
              <text:p text:style-name="P6">}</text:p>
              <text:p text:style-name="P1">What is the output of running: </text:p>
              <text:p text:style-name="P6">f (index (List (10, 11, 12), 5), (n:Int) =&gt; n * 2)</text:p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Contents"><draw:frame draw:style-name="fr2" draw:name="Image3" text:anchor-type="as-char" svg:width="0.1665in" svg:height="0.1665in" draw:z-index="36"><draw:image xlink:href="Pictures/100002000000001000000010D4909AD4AB56FE2C.gif" xlink:type="simple" xlink:show="embed" xlink:actuate="onLoad" loext:mime-type="image/gif"/><svg:title>Correct Response</svg:title></draw:frame><draw:control text:anchor-type="as-char" draw:z-index="10" draw:style-name="gr1" draw:text-style-name="P7" svg:width="0.1358in" svg:height="0.1358in" draw:control="control11"/></text:p>
                  </table:table-cell>
                  <table:table-cell table:style-name="Table6.A1" office:value-type="string">
                    <text:p text:style-name="Table_20_Contents">None:Option[Int]</text:p>
                  </table:table-cell>
                </table:table-row>
                <table:table-row>
                  <table:table-cell table:style-name="Table6.A1" office:value-type="string">
                    <text:p text:style-name="Table_20_Contents"><draw:control text:anchor-type="as-char" draw:z-index="11" draw:style-name="gr1" draw:text-style-name="P7" svg:width="0.1358in" svg:height="0.1358in" draw:control="control12"/></text:p>
                  </table:table-cell>
                  <table:table-cell table:style-name="Table6.A1" office:value-type="string">
                    <text:p text:style-name="Table_20_Contents">List(20,22,24):List[Int]</text:p>
                  </table:table-cell>
                </table:table-row>
                <table:table-row>
                  <table:table-cell table:style-name="Table6.A1" office:value-type="string">
                    <text:p text:style-name="Table_20_Contents"><draw:control text:anchor-type="as-char" draw:z-index="12" draw:style-name="gr1" draw:text-style-name="P7" svg:width="0.1358in" svg:height="0.1358in" draw:control="control13"/></text:p>
                  </table:table-cell>
                  <table:table-cell table:style-name="Table6.A1" office:value-type="string">
                    <text:p text:style-name="Table_20_Contents">This expression fails at runtime because the index 5 is out of bounds for the list.</text:p>
                  </table:table-cell>
                </table:table-row>
                <table:table-row>
                  <table:table-cell table:style-name="Table6.A1" office:value-type="string">
                    <text:p text:style-name="Table_20_Contents"><draw:control text:anchor-type="as-char" draw:z-index="13" draw:style-name="gr1" draw:text-style-name="P7" svg:width="0.1358in" svg:height="0.1358in" draw:control="control14"/></text:p>
                  </table:table-cell>
                  <table:table-cell table:style-name="Table6.A1" office:value-type="string">
                    <text:p text:style-name="Table_20_Contents">Nil:List[Int]</text:p>
                  </table:table-cell>
                </table:table-row>
              </table:table>
              <text:section text:style-name="Sect2" text:name="z_i">
                <table:table table:name="Table7" table:style-name="Table7">
                  <table:table-column table:style-name="Table7.A"/>
                  <table:table-row>
                    <table:table-cell table:style-name="Table7.A1" office:value-type="string">
                      <text:p text:style-name="Table_20_Contents"><text:span text:style-name="Strong_20_Emphasis">Question 4</text:span></text:p>
                    </table:table-cell>
                  </table:table-row>
                </table:table>
              </text:section>
              <text:p text:style-name="P1">Consider the following Scala case class and function definitions: </text:p>
              <text:p text:style-name="P5">trait Result[+X,+Y]</text:p>
              <text:p text:style-name="P5">case class Error[+Y] (s:Y) extends Result[Nothing,Y]</text:p>
              <text:p text:style-name="P5">case class Ok <text:s text:c="2"/>[+X] (n:X) extends Result[X,Nothing]</text:p>
              <text:p text:style-name="P5"/>
              <text:p text:style-name="P5">def combine[U,X,Y] (us:List[U], f:U=&gt;Result[X,Y]) : Result[List[X],List[Y]] = {</text:p>
              <text:p text:style-name="P5"><text:s text:c="2"/>us match {</text:p>
              <text:p text:style-name="P5"><text:s text:c="4"/>case Nil <text:s text:c="2"/>=&gt; Ok (Nil)</text:p>
              <text:p text:style-name="P5"><text:s text:c="4"/>case v::vs =&gt;</text:p>
              <text:p text:style-name="P5"><text:s text:c="6"/>(f (v), combine (vs, f)) match {</text:p>
              <text:p text:style-name="P5"><text:s text:c="8"/>case (Error (s), Error (ss)) =&gt; Error (s::ss)</text:p>
              <text:p text:style-name="P5"><text:s text:c="8"/>case (Ok <text:s text:c="3"/>(n), Error (ss)) =&gt; Error (ss)</text:p>
              <text:p text:style-name="P5"><text:s text:c="8"/>case (Error (s), Ok <text:s text:c="3"/>(ns)) =&gt; Error (List (s))</text:p>
              <text:p text:style-name="P5"><text:s text:c="8"/>case (Ok <text:s text:c="3"/>(n), Ok <text:s text:c="3"/>(ns)) =&gt; Ok (n::ns)</text:p>
              <text:p text:style-name="P5"><text:s text:c="6"/>}</text:p>
              <text:p text:style-name="P5"><text:s text:c="2"/>}</text:p>
              <text:p text:style-name="P6">}</text:p>
              <text:p text:style-name="P1"><text:soft-page-break/>What is the output of running: </text:p>
              <text:p text:style-name="P6">combine (List(1,2,3), (n:Int) =&gt; if (n%2==0) Ok (n) else Error (n))</text:p>
              <table:table table:name="Table8" table:style-name="Table8">
                <table:table-column table:style-name="Table8.A"/>
                <table:table-column table:style-name="Table8.B"/>
                <table:table-row>
                  <table:table-cell table:style-name="Table8.A1" office:value-type="string">
                    <text:p text:style-name="Table_20_Contents"><draw:frame draw:style-name="fr2" draw:name="Image4" text:anchor-type="as-char" svg:width="0.1665in" svg:height="0.1665in" draw:z-index="39"><draw:image xlink:href="Pictures/100002000000001000000010D4909AD4AB56FE2C.gif" xlink:type="simple" xlink:show="embed" xlink:actuate="onLoad" loext:mime-type="image/gif"/><svg:title>Correct Response</svg:title></draw:frame><draw:control text:anchor-type="as-char" draw:z-index="14" draw:style-name="gr1" draw:text-style-name="P7" svg:width="0.1358in" svg:height="0.1358in" draw:control="control15"/></text:p>
                  </table:table-cell>
                  <table:table-cell table:style-name="Table8.A1" office:value-type="string">
                    <text:p text:style-name="Table_20_Contents">Error(List(1,3)):Result[List[Int],List[Int]]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5" draw:style-name="gr1" draw:text-style-name="P7" svg:width="0.1358in" svg:height="0.1358in" draw:control="control16"/></text:p>
                  </table:table-cell>
                  <table:table-cell table:style-name="Table8.A1" office:value-type="string">
                    <text:p text:style-name="Table_20_Contents">Error(List(1,2,3)):Result[List[Int],List[Int]]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6" draw:style-name="gr1" draw:text-style-name="P7" svg:width="0.1358in" svg:height="0.1358in" draw:control="control17"/></text:p>
                  </table:table-cell>
                  <table:table-cell table:style-name="Table8.A1" office:value-type="string">
                    <text:p text:style-name="Table_20_Contents">Error(1):Result[List[Int],List[Int]]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7" draw:style-name="gr1" draw:text-style-name="P7" svg:width="0.1358in" svg:height="0.1358in" draw:control="control18"/></text:p>
                  </table:table-cell>
                  <table:table-cell table:style-name="Table8.A1" office:value-type="string">
                    <text:p text:style-name="Table_20_Contents">This expression does not typecheck, so is rejected by the compiler.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8" draw:style-name="gr1" draw:text-style-name="P7" svg:width="0.1358in" svg:height="0.1358in" draw:control="control19"/></text:p>
                  </table:table-cell>
                  <table:table-cell table:style-name="Table8.A1" office:value-type="string">
                    <text:p text:style-name="Table_20_Contents">Ok(List(1,3)):Result[List[Int],List[Int]]</text:p>
                  </table:table-cell>
                </table:table-row>
              </table:table>
              <text:section text:style-name="Sect2" text:name="z_j">
                <table:table table:name="Table9" table:style-name="Table9">
                  <table:table-column table:style-name="Table9.A"/>
                  <table:table-row>
                    <table:table-cell table:style-name="Table9.A1" office:value-type="string">
                      <text:p text:style-name="Table_20_Contents"><text:span text:style-name="Strong_20_Emphasis">Question 5</text:span></text:p>
                    </table:table-cell>
                  </table:table-row>
                </table:table>
              </text:section>
              <text:p text:style-name="P1">Consider the following Scala case class and function definitions: </text:p>
              <text:p text:style-name="P5">trait Result[+X,+Y]</text:p>
              <text:p text:style-name="P5">case class Error[+Y] (s:Y) extends Result[Nothing,Y]</text:p>
              <text:p text:style-name="P5">case class Ok <text:s text:c="2"/>[+X] (n:X) extends Result[X,Nothing]</text:p>
              <text:p text:style-name="P5"/>
              <text:p text:style-name="P5">def combine[U,X,Y] (us:List[U], f:U=&gt;Result[X,Y]) : Result[List[X],List[Y]] = {</text:p>
              <text:p text:style-name="P5"><text:s text:c="2"/>us match {</text:p>
              <text:p text:style-name="P5"><text:s text:c="4"/>case Nil <text:s text:c="2"/>=&gt; Ok (Nil)</text:p>
              <text:p text:style-name="P5"><text:s text:c="4"/>case v::vs =&gt;</text:p>
              <text:p text:style-name="P5"><text:s text:c="6"/>(f (v), combine (vs, f)) match {</text:p>
              <text:p text:style-name="P5"><text:s text:c="8"/>case (Error (s), Error (ss)) =&gt; Error (s::ss)</text:p>
              <text:p text:style-name="P5"><text:s text:c="8"/>case (Ok <text:s text:c="3"/>(n), Error (ss)) =&gt; Error (ss)</text:p>
              <text:p text:style-name="P5"><text:s text:c="8"/>case (Error (s), Ok <text:s text:c="3"/>(ns)) =&gt; Error (List (s))</text:p>
              <text:p text:style-name="P5"><text:s text:c="8"/>case (Ok <text:s text:c="3"/>(n), Ok <text:s text:c="3"/>(ns)) =&gt; Ok (n::ns)</text:p>
              <text:p text:style-name="P5"><text:s text:c="6"/>}</text:p>
              <text:p text:style-name="P5"><text:s text:c="2"/>}</text:p>
              <text:p text:style-name="P6">}</text:p>
              <text:p text:style-name="P1">What is the output of running: </text:p>
              <text:p text:style-name="P6">combine (List(0,2,4), (n:Int) =&gt; if (n%2==0) Ok (n) else Error (n))</text:p>
              <table:table table:name="Table10" table:style-name="Table10">
                <table:table-column table:style-name="Table10.A"/>
                <table:table-column table:style-name="Table10.B"/>
                <table:table-row>
                  <table:table-cell table:style-name="Table10.A1" office:value-type="string">
                    <text:p text:style-name="Table_20_Contents"><draw:control text:anchor-type="as-char" draw:z-index="19" draw:style-name="gr1" draw:text-style-name="P7" svg:width="0.1358in" svg:height="0.1358in" draw:control="control20"/></text:p>
                  </table:table-cell>
                  <table:table-cell table:style-name="Table10.A1" office:value-type="string">
                    <text:p text:style-name="Table_20_Contents">Ok(List(2)) : Result[List[Int],List[Int]] </text:p>
                  </table:table-cell>
                </table:table-row>
                <table:table-row>
                  <table:table-cell table:style-name="Table10.A1" office:value-type="string">
                    <text:p text:style-name="Table_20_Contents"><draw:frame draw:style-name="fr2" draw:name="Image5" text:anchor-type="as-char" svg:width="0.1665in" svg:height="0.1665in" draw:z-index="40"><draw:image xlink:href="Pictures/100002000000001000000010D4909AD4AB56FE2C.gif" xlink:type="simple" xlink:show="embed" xlink:actuate="onLoad" loext:mime-type="image/gif"/><svg:title>Correct Response</svg:title></draw:frame><draw:control text:anchor-type="as-char" draw:z-index="20" draw:style-name="gr1" draw:text-style-name="P7" svg:width="0.1358in" svg:height="0.1358in" draw:control="control21"/></text:p>
                  </table:table-cell>
                  <table:table-cell table:style-name="Table10.A1" office:value-type="string">
                    <text:p text:style-name="Table_20_Contents">Ok(List(0, 2, 4)) : Result[List[Int],List[Int]] </text:p>
                  </table:table-cell>
                </table:table-row>
                <table:table-row>
                  <table:table-cell table:style-name="Table10.A1" office:value-type="string">
                    <text:p text:style-name="Table_20_Contents"><draw:control text:anchor-type="as-char" draw:z-index="21" draw:style-name="gr1" draw:text-style-name="P7" svg:width="0.1358in" svg:height="0.1358in" draw:control="control22"/></text:p>
                  </table:table-cell>
                  <table:table-cell table:style-name="Table10.A1" office:value-type="string">
                    <text:p text:style-name="Table_20_Contents">Ok(List(0)) : Result[List[Int],List[Int]] </text:p>
                  </table:table-cell>
                </table:table-row>
                <table:table-row>
                  <table:table-cell table:style-name="Table10.A1" office:value-type="string">
                    <text:p text:style-name="Table_20_Contents"><draw:control text:anchor-type="as-char" draw:z-index="22" draw:style-name="gr1" draw:text-style-name="P7" svg:width="0.1358in" svg:height="0.1358in" draw:control="control23"/></text:p>
                  </table:table-cell>
                  <table:table-cell table:style-name="Table10.A1" office:value-type="string">
                    <text:p text:style-name="Table_20_Contents">This expression does not typecheck, so is rejected by the compiler.</text:p>
                  </table:table-cell>
                </table:table-row>
                <table:table-row>
                  <table:table-cell table:style-name="Table10.A1" office:value-type="string">
                    <text:p text:style-name="Table_20_Contents"><draw:control text:anchor-type="as-char" draw:z-index="23" draw:style-name="gr1" draw:text-style-name="P7" svg:width="0.1358in" svg:height="0.1358in" draw:control="control24"/></text:p>
                  </table:table-cell>
                  <table:table-cell table:style-name="Table10.A1" office:value-type="string">
                    <text:p text:style-name="Table_20_Contents">Error(List(0, 2, 4)) : Result[List[Int],List[Int]] </text:p>
                  </table:table-cell>
                </table:table-row>
              </table:table>
              <text:section text:style-name="Sect2" text:name="z_k">
                <table:table table:name="Table11" table:style-name="Table11">
                  <table:table-column table:style-name="Table11.A"/>
                  <table:table-row>
                    <table:table-cell table:style-name="Table11.A1" office:value-type="string">
                      <text:p text:style-name="Table_20_Contents"><text:span text:style-name="Strong_20_Emphasis">Question 6</text:span></text:p>
                    </table:table-cell>
                  </table:table-row>
                </table:table>
              </text:section>
              <text:p text:style-name="P1">Consider the following Scala case class and function definitions: </text:p>
              <text:p text:style-name="P5">trait Result[+X,+Y]</text:p>
              <text:p text:style-name="P5">case class Error[+Y] (s:Y) extends Result[Nothing,Y]</text:p>
              <text:p text:style-name="P5">case class Ok <text:s text:c="2"/>[+X] (n:X) extends Result[X,Nothing]</text:p>
              <text:p text:style-name="P5"/>
              <text:p text:style-name="P5">def combine[U,X,Y] (us:List[U], f:U=&gt;Result[X,Y]) : Result[List[X],List[Y]] = {</text:p>
              <text:p text:style-name="P5"><text:s text:c="2"/>us match {</text:p>
              <text:p text:style-name="P5"><text:s text:c="4"/>case Nil <text:s text:c="2"/>=&gt; Ok (Nil)</text:p>
              <text:p text:style-name="P5"><text:s text:c="4"/>case v::vs =&gt;</text:p>
              <text:p text:style-name="P5"><text:s text:c="6"/>(f (v), combine (vs, f)) match {</text:p>
              <text:p text:style-name="P5"><text:s text:c="8"/>case (Error (s), Error (ss)) =&gt; Error (s::ss)</text:p>
              <text:p text:style-name="P5"><text:s text:c="8"/>case (Ok <text:s text:c="3"/>(n), Error (ss)) =&gt; Error (ss)</text:p>
              <text:p text:style-name="P5"><text:soft-page-break/><text:s text:c="8"/>case (Error (s), Ok <text:s text:c="3"/>(ns)) =&gt; Error (List (s))</text:p>
              <text:p text:style-name="P5"><text:s text:c="8"/>case (Ok <text:s text:c="3"/>(n), Ok <text:s text:c="3"/>(ns)) =&gt; Ok (n::ns)</text:p>
              <text:p text:style-name="P5"><text:s text:c="6"/>}</text:p>
              <text:p text:style-name="P5"><text:s text:c="2"/>}</text:p>
              <text:p text:style-name="P6">}</text:p>
              <text:p text:style-name="P3">The <text:span text:style-name="Teletype">Result</text:span> type is used to provide either an Ok (indicating successful completion with an associated value) or Error (indicating an error with an associated value). The <text:span text:style-name="Teletype">combine</text:span> function applies a function <text:span text:style-name="Teletype">f</text:span> to every element of a list, where <text:span text:style-name="Teletype">f</text:span> may either succeed or fail. Which description best matches the behavior of the <text:span text:style-name="Teletype">combine</text:span> function?</text:p>
              <table:table table:name="Table12" table:style-name="Table12">
                <table:table-column table:style-name="Table12.A"/>
                <table:table-column table:style-name="Table12.B"/>
                <table:table-row>
                  <table:table-cell table:style-name="Table12.A1" office:value-type="string">
                    <text:p text:style-name="Table_20_Contents"><draw:control text:anchor-type="as-char" draw:z-index="24" draw:style-name="gr1" draw:text-style-name="P7" svg:width="0.1358in" svg:height="0.1358in" draw:control="control25"/></text:p>
                  </table:table-cell>
                  <table:table-cell table:style-name="Table12.A1" office:value-type="string">
                    <text:p text:style-name="Table_20_Contents">Returns a collection of all of the successes when any success occurs, even if there are some errors.</text:p>
                  </table:table-cell>
                </table:table-row>
                <table:table-row>
                  <table:table-cell table:style-name="Table12.A1" office:value-type="string">
                    <text:p text:style-name="Table_20_Contents"><draw:frame draw:style-name="fr2" draw:name="Image6" text:anchor-type="as-char" svg:width="0.1665in" svg:height="0.1665in" draw:z-index="41"><draw:image xlink:href="Pictures/100002000000001000000010E7688A3B0C31DC1A.gif" xlink:type="simple" xlink:show="embed" xlink:actuate="onLoad" loext:mime-type="image/gif"/><svg:title>Incorrect Response</svg:title></draw:frame><draw:control text:anchor-type="as-char" draw:z-index="25" draw:style-name="gr1" draw:text-style-name="P7" svg:width="0.1358in" svg:height="0.1358in" draw:control="control26"/></text:p>
                  </table:table-cell>
                  <table:table-cell table:style-name="Table12.A1" office:value-type="string">
                    <text:p text:style-name="Table_20_Contents">Returns separate collections of all the successes and errors.</text:p>
                  </table:table-cell>
                </table:table-row>
                <table:table-row>
                  <table:table-cell table:style-name="Table12.A1" office:value-type="string">
                    <text:p text:style-name="Table_20_Contents"><draw:frame draw:style-name="fr2" draw:name="Image7" text:anchor-type="as-char" svg:width="0.1665in" svg:height="0.1665in" draw:z-index="42"><draw:image xlink:href="Pictures/100002000000001000000010743FD26FAA781848.gif" xlink:type="simple" xlink:show="embed" xlink:actuate="onLoad" loext:mime-type="image/gif"/><svg:title>Correct Answer</svg:title></draw:frame><draw:control text:anchor-type="as-char" draw:z-index="26" draw:style-name="gr1" draw:text-style-name="P7" svg:width="0.1358in" svg:height="0.1358in" draw:control="control27"/></text:p>
                  </table:table-cell>
                  <table:table-cell table:style-name="Table12.A1" office:value-type="string">
                    <text:p text:style-name="Table_20_Contents">Returns a collection of all of the errors when any error occurs, even if there are some successes.</text:p>
                  </table:table-cell>
                </table:table-row>
                <table:table-row>
                  <table:table-cell table:style-name="Table12.A1" office:value-type="string">
                    <text:p text:style-name="Table_20_Contents"><draw:control text:anchor-type="as-char" draw:z-index="27" draw:style-name="gr1" draw:text-style-name="P7" svg:width="0.1358in" svg:height="0.1358in" draw:control="control28"/></text:p>
                  </table:table-cell>
                  <table:table-cell table:style-name="Table12.A1" office:value-type="string">
                    <text:p text:style-name="Table_20_Contents">The <text:span text:style-name="Teletype">combine</text:span> function does not typecheck, and so is rejected by the Scala compiler.</text:p>
                  </table:table-cell>
                </table:table-row>
              </table:table>
              <text:section text:style-name="Sect2" text:name="z_l">
                <table:table table:name="Table13" table:style-name="Table13">
                  <table:table-column table:style-name="Table13.A"/>
                  <table:table-row>
                    <table:table-cell table:style-name="Table13.A1" office:value-type="string">
                      <text:p text:style-name="Table_20_Contents"><text:span text:style-name="Strong_20_Emphasis">Question 7</text:span></text:p>
                    </table:table-cell>
                  </table:table-row>
                </table:table>
              </text:section>
              <text:p text:style-name="P1">[True or false] The following Scala function is tail-recursive: </text:p>
              <text:p text:style-name="P5"><text:s text:c="4"/>def f [X] (xs:List[X], ys:List[X]) : List[X] = {</text:p>
              <text:p text:style-name="P5"><text:s text:c="4"/>xs match {</text:p>
              <text:p text:style-name="P5"><text:s text:c="6"/>case Nil <text:s text:c="2"/>=&gt; ys</text:p>
              <text:p text:style-name="P5"><text:s text:c="6"/>case z::zs =&gt; z::(f (zs, ys))</text:p>
              <text:p text:style-name="P5"><text:s text:c="4"/>}</text:p>
              <text:p text:style-name="P5"><text:s text:c="2"/>}</text:p>
              <text:p text:style-name="P6"/>
              <table:table table:name="Table14" table:style-name="Table14">
                <table:table-column table:style-name="Table14.A"/>
                <table:table-column table:style-name="Table14.B"/>
                <table:table-column table:style-name="Table14.C"/>
                <table:table-row>
                  <table:table-cell table:style-name="Table14.A1" office:value-type="string">
                    <text:p text:style-name="P4"/>
                  </table:table-cell>
                  <table:table-cell table:style-name="Table14.A1" office:value-type="string">
                    <text:p text:style-name="Table_20_Contents"><draw:control text:anchor-type="as-char" draw:z-index="28" draw:style-name="gr1" draw:text-style-name="P7" svg:width="0.1358in" svg:height="0.1358in" draw:control="control29"/></text:p>
                  </table:table-cell>
                  <table:table-cell table:style-name="Table14.A1" office:value-type="string">
                    <text:p text:style-name="Table_20_Contents">True</text:p>
                  </table:table-cell>
                </table:table-row>
                <table:table-row>
                  <table:table-cell table:style-name="Table14.A1" office:value-type="string">
                    <text:p text:style-name="Table_20_Contents"><draw:frame draw:style-name="fr2" draw:name="Image8" text:anchor-type="as-char" svg:width="0.1665in" svg:height="0.1665in" draw:z-index="43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14.A1" office:value-type="string">
                    <text:p text:style-name="Table_20_Contents"><draw:control text:anchor-type="as-char" draw:z-index="29" draw:style-name="gr1" draw:text-style-name="P7" svg:width="0.1358in" svg:height="0.1358in" draw:control="control30"/></text:p>
                  </table:table-cell>
                  <table:table-cell table:style-name="Table14.A1" office:value-type="string">
                    <text:p text:style-name="Table_20_Contents">False</text:p>
                  </table:table-cell>
                </table:table-row>
              </table:table>
              <text:section text:style-name="Sect2" text:name="z_m">
                <table:table table:name="Table15" table:style-name="Table15">
                  <table:table-column table:style-name="Table15.A"/>
                  <table:table-row>
                    <table:table-cell table:style-name="Table15.A1" office:value-type="string">
                      <text:p text:style-name="Table_20_Contents"><text:span text:style-name="Strong_20_Emphasis">Question 8</text:span></text:p>
                    </table:table-cell>
                  </table:table-row>
                </table:table>
              </text:section>
              <text:p text:style-name="P1">[True or false] The following Scala function is tail-recursive: </text:p>
              <text:p text:style-name="P5"><text:s text:c="2"/>def f [X] (xs:List[X]) : List[X] = {</text:p>
              <text:p text:style-name="P5"><text:s text:c="4"/>xs match {</text:p>
              <text:p text:style-name="P5"><text:s text:c="6"/>case Nil <text:s text:c="2"/>=&gt; Nil</text:p>
              <text:p text:style-name="P5"><text:s text:c="6"/>case y::ys =&gt; f (ys) ::: List (y)</text:p>
              <text:p text:style-name="P5"><text:s text:c="4"/>}</text:p>
              <text:p text:style-name="P6"><text:s text:c="2"/>}</text:p>
              <table:table table:name="Table16" table:style-name="Table16">
                <table:table-column table:style-name="Table16.A"/>
                <table:table-column table:style-name="Table16.B"/>
                <table:table-column table:style-name="Table16.C"/>
                <table:table-row>
                  <table:table-cell table:style-name="Table16.A1" office:value-type="string">
                    <text:p text:style-name="P4"/>
                  </table:table-cell>
                  <table:table-cell table:style-name="Table16.A1" office:value-type="string">
                    <text:p text:style-name="Table_20_Contents"><draw:control text:anchor-type="as-char" draw:z-index="30" draw:style-name="gr1" draw:text-style-name="P7" svg:width="0.1358in" svg:height="0.1358in" draw:control="control31"/></text:p>
                  </table:table-cell>
                  <table:table-cell table:style-name="Table16.A1" office:value-type="string">
                    <text:p text:style-name="Table_20_Contents">True</text:p>
                  </table:table-cell>
                </table:table-row>
                <table:table-row>
                  <table:table-cell table:style-name="Table16.A1" office:value-type="string">
                    <text:p text:style-name="Table_20_Contents"><draw:frame draw:style-name="fr2" draw:name="Image9" text:anchor-type="as-char" svg:width="0.1665in" svg:height="0.1665in" draw:z-index="45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16.A1" office:value-type="string">
                    <text:p text:style-name="Table_20_Contents"><draw:control text:anchor-type="as-char" draw:z-index="31" draw:style-name="gr1" draw:text-style-name="P7" svg:width="0.1358in" svg:height="0.1358in" draw:control="control32"/></text:p>
                  </table:table-cell>
                  <table:table-cell table:style-name="Table16.A1" office:value-type="string">
                    <text:p text:style-name="Table_20_Contents">False</text:p>
                  </table:table-cell>
                </table:table-row>
              </table:table>
              <text:section text:style-name="Sect2" text:name="z_n">
                <table:table table:name="Table17" table:style-name="Table17">
                  <table:table-column table:style-name="Table17.A"/>
                  <table:table-row>
                    <table:table-cell table:style-name="Table17.A1" office:value-type="string">
                      <text:p text:style-name="Table_20_Contents"><text:span text:style-name="Strong_20_Emphasis">Question 9</text:span></text:p>
                    </table:table-cell>
                  </table:table-row>
                </table:table>
              </text:section>
              <text:p text:style-name="P1">[True or false] The following Scala function is tail-recursive: </text:p>
              <text:p text:style-name="P5"><text:s text:c="2"/>def f [X] (xs:List[X], ys:List[X]) : List[X] = {</text:p>
              <text:p text:style-name="P5"><text:s text:c="4"/>xs match {</text:p>
              <text:p text:style-name="P5"><text:s text:c="6"/>case Nil <text:s text:c="2"/>=&gt; ys</text:p>
              <text:p text:style-name="P5"><text:s text:c="6"/>case z::zs =&gt; f (zs, z::ys)</text:p>
              <text:p text:style-name="P5"><text:soft-page-break/><text:s text:c="4"/>}</text:p>
              <text:p text:style-name="P6"><text:s text:c="2"/>}</text:p>
              <table:table table:name="Table18" table:style-name="Table18">
                <table:table-column table:style-name="Table18.A"/>
                <table:table-column table:style-name="Table18.B"/>
                <table:table-column table:style-name="Table18.C"/>
                <table:table-row>
                  <table:table-cell table:style-name="Table18.A1" office:value-type="string">
                    <text:p text:style-name="Table_20_Contents"><draw:frame draw:style-name="fr2" draw:name="Image10" text:anchor-type="as-char" svg:width="0.1665in" svg:height="0.1665in" draw:z-index="44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18.A1" office:value-type="string">
                    <text:p text:style-name="Table_20_Contents"><draw:control text:anchor-type="as-char" draw:z-index="32" draw:style-name="gr1" draw:text-style-name="P7" svg:width="0.1358in" svg:height="0.1358in" draw:control="control33"/></text:p>
                  </table:table-cell>
                  <table:table-cell table:style-name="Table18.A1" office:value-type="string">
                    <text:p text:style-name="Table_20_Contents">True</text:p>
                  </table:table-cell>
                </table:table-row>
                <table:table-row>
                  <table:table-cell table:style-name="Table18.A1" office:value-type="string">
                    <text:p text:style-name="P4"/>
                  </table:table-cell>
                  <table:table-cell table:style-name="Table18.A1" office:value-type="string">
                    <text:p text:style-name="Table_20_Contents"><draw:control text:anchor-type="as-char" draw:z-index="33" draw:style-name="gr1" draw:text-style-name="P7" svg:width="0.1358in" svg:height="0.1358in" draw:control="control34"/></text:p>
                  </table:table-cell>
                  <table:table-cell table:style-name="Table18.A1" office:value-type="string">
                    <text:p text:style-name="Table_20_Contents">False</text:p>
                  </table:table-cell>
                </table:table-row>
              </table:table>
              <text:p text:style-name="Horizontal_20_Line"/>
              <table:table table:name="Table19" table:style-name="Table19">
                <table:table-column table:style-name="Table19.A"/>
                <table:table-row>
                  <table:table-cell table:style-name="Table19.A1" office:value-type="string">
                    <text:p text:style-name="Table_20_Contents"><text:span text:style-name="Strong_20_Emphasis">Attempt Score:</text:span></text:p>
                    <text:section text:style-name="Sect1" text:name="z_p">
                      <text:p text:style-name="P4"><draw:frame draw:style-name="fr1" draw:name="z_u" text:anchor-type="paragraph" svg:width="0.1874in" draw:z-index="34"><draw:text-box fo:min-height="0.1874in"><text:p text:style-name="P2"/></draw:text-box></draw:frame></text:p>
                    </text:section>
                  </table:table-cell>
                </table:table-row>
                <table:table-row>
                  <table:table-cell table:style-name="Table19.A1" office:value-type="string">
                    <text:p text:style-name="Table_20_Contents"><text:span text:style-name="Strong_20_Emphasis">Overall Grade</text:span> (highest attempt)<text:span text:style-name="Strong_20_Emphasis">:</text:span></text:p>
                    <text:section text:style-name="Sect1" text:name="z_bb">
                      <text:p text:style-name="P4"><draw:frame draw:style-name="fr1" draw:name="z_bg" text:anchor-type="paragraph" svg:width="0.1874in" draw:z-index="35"><draw:text-box fo:min-height="0.1874in"><text:p text:style-name="P2"/></draw:text-box></draw:frame></text:p>
                    </text:section>
                  </table:table-cell>
                </table:table-row>
              </table:table>
            </text:section>
          </text:section>
        </text:section>
      </text:section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01:40.866322021</meta:creation-date>
    <dc:date>2018-04-21T11:02:05.201134119</dc:date>
    <meta:editing-duration>PT25S</meta:editing-duration>
    <meta:editing-cycles>1</meta:editing-cycles>
    <meta:document-statistic meta:table-count="20" meta:image-count="10" meta:object-count="0" meta:page-count="5" meta:paragraph-count="195" meta:word-count="836" meta:character-count="5447" meta:non-whitespace-character-count="4336"/>
    <meta:generator>LibreOffice/6.0.3.2$Linux_X86_64 LibreOffice_project/00m0$Build-2</meta:generator>
  </office:meta>
</office:document-meta>
</file>